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606a" style:font-name="ui-monospace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7606a" style:font-name="ui-monospace" fo:font-size="28pt" fo:letter-spacing="normal" fo:font-style="normal" fo:font-weight="normal" officeooo:rsid="00171a45" officeooo:paragraph-rsid="00171a45" style:font-size-asian="24.5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- Token</text:p>
      <text:p text:style-name="P1"/>
      <text:p text:style-name="P1">ghp_S9rFlRP2NepgofLo8LBlBNXbg7UVUg4NKH5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08:20.287383753</meta:creation-date>
    <dc:date>2021-09-15T22:09:09.803562545</dc:date>
    <meta:editing-duration>PT50S</meta:editing-duration>
    <meta:editing-cycles>1</meta:editing-cycles>
    <meta:document-statistic meta:table-count="0" meta:image-count="0" meta:object-count="0" meta:page-count="1" meta:paragraph-count="2" meta:word-count="4" meta:character-count="54" meta:non-whitespace-character-count="52"/>
    <meta:generator>LibreOffice/6.4.7.2$Linux_X86_64 LibreOffice_project/40$Build-2</meta:generator>
  </office:meta>
</office:document-meta>
</file>